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1046933876582084268"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
      <text:p text:style-name="P1">Сильный порыв ветра <text:span text:style-name="T1">то</text:span>лкает меня к краю, к разрыву в ограде. Ноги скользят по обледеневшей крыше, не встречая преграды. <text:span text:style-name="T1">Край крыши всё ближе, вот уже мне открылась улица у дома. </text:span>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1"/>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oft-page-break/><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text:soft-page-break/>–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text:soft-page-break/>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text:soft-page-break/>–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3">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soft-page-break/>…</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text:soft-page-break/>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text:soft-page-break/>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text:soft-page-break/>–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text:soft-page-break/></text:p>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а хмурая морда Дискорда.</text:p>
      <text:p text:style-name="P106"><text:soft-page-break/>–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20T00:49:23.67</dc:date>
    <meta:editing-duration>P163DT13H45S</meta:editing-duration>
    <meta:editing-cycles>10440</meta:editing-cycles>
    <meta:generator>OpenOffice/4.1.1$Win32 OpenOffice.org_project/411m6$Build-9775</meta:generator>
    <meta:printed-by>макс </meta:printed-by>
    <meta:print-date>2017-08-23T21:51:29.95</meta:print-date>
    <meta:document-statistic meta:table-count="0" meta:image-count="0" meta:object-count="0" meta:page-count="280" meta:paragraph-count="5025" meta:word-count="109790" meta:character-count="698116"/>
    <dc:creator>макс </dc:creator>
  </office:meta>
</office:document-meta>
</file>